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81e" officeooo:paragraph-rsid="0015181e"/>
    </style:style>
    <style:style style:name="P2" style:family="paragraph" style:parent-style-name="Standard">
      <style:paragraph-properties fo:break-before="page"/>
      <style:text-properties officeooo:rsid="0015181e" officeooo:paragraph-rsid="0015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Lampada {</text:p>
      <text:p text:style-name="P1"><text:s text:c="4"/>String tipo = "Fluorescente"; </text:p>
      <text:p text:style-name="P1"><text:s text:c="4"/>boolean Ligada = false;</text:p>
      <text:p text:style-name="P1"><text:s text:c="4"/>public void ligar(){</text:p>
      <text:p text:style-name="P1"><text:s text:c="8"/>if (Ligada) System.out.println("A lampada já estava ligada!");</text:p>
      <text:p text:style-name="P1"><text:s text:c="8"/>else {</text:p>
      <text:p text:style-name="P1"><text:s text:c="12"/>Ligada = true;</text:p>
      <text:p text:style-name="P1"><text:s text:c="8"/>System.out.println("Lampada Ligada!");</text:p>
      <text:p text:style-name="P1"><text:s text:c="4"/>}</text:p>
      <text:p text:style-name="P1">}</text:p>
      <text:p text:style-name="P1"/>
      <text:p text:style-name="P1">private String consultarEstado() {</text:p>
      <text:p text:style-name="P1"><text:s text:c="4"/>if (Ligada) return "ligada";</text:p>
      <text:p text:style-name="P1"><text:s text:c="4"/>else return "desligada";</text:p>
      <text:p text:style-name="P1">}</text:p>
      <text:p text:style-name="P1">public void trocarTipo(String novoTipo) {</text:p>
      <text:p text:style-name="P1"><text:s text:c="4"/>tipo = novoTipo;</text:p>
      <text:p text:style-name="P1">}</text:p>
      <text:p text:style-name="P1">public void mostrarInformacoesGerais() {</text:p>
      <text:p text:style-name="P1"><text:s text:c="4"/>System.out.println("A lampada " + tipo+ " está " + consultarEstado());</text:p>
      <text:p text:style-name="P1">}</text:p>
      <text:p text:style-name="P1">} <text:s text:c="3"/></text:p>
      <text:p text:style-name="P1"/>
      <text:p text:style-name="P2">public class TestaDesafio1 {</text:p>
      <text:p text:style-name="P1"><text:s text:c="4"/>public static void main (String [] args) {</text:p>
      <text:p text:style-name="P1"><text:s text:c="8"/>Lampada lamp1 = new Lampada();</text:p>
      <text:p text:style-name="P1"><text:s text:c="8"/>Lampada lamp2 = lamp1;</text:p>
      <text:p text:style-name="P1"><text:s text:c="8"/>int i = 10; if (lamp1 == lamp2) {</text:p>
      <text:p text:style-name="P1"><text:s text:c="12"/>System.out.println(i++);</text:p>
      <text:p text:style-name="P1"><text:s text:c="8"/>}</text:p>
      <text:p text:style-name="P1"><text:s text:c="8"/>lamp1.trocarTipo("Halógena");</text:p>
      <text:p text:style-name="P1"><text:s text:c="8"/>lamp2.mostrarInformacoesGerais();</text:p>
      <text:p text:style-name="P1"><text:s text:c="4"/>}</text:p>
      <text:p text:style-name="P1">}</text:p>
      <text:p text:style-name="P2">public class TestaDesafio2 {</text:p>
      <text:p text:style-name="P1"><text:s text:c="4"/>public static void main (String [] args) {</text:p>
      <text:p text:style-name="P1"><text:s text:c="8"/>Lampada lamp1 = new Lampada();</text:p>
      <text:p text:style-name="P1"><text:s text:c="8"/>lamp1.ligar();</text:p>
      <text:p text:style-name="P1"><text:s text:c="8"/>lamp1.trocarTipo("LED");</text:p>
      <text:p text:style-name="P1"><text:s text:c="8"/>Lampada lamp2 = new Lampada();</text:p>
      <text:p text:style-name="P1"><text:s text:c="8"/>lamp2.ligar(); lamp2.trocarTipo("LED");</text:p>
      <text:p text:style-name="P1"><text:s text:c="8"/>int i = 10;</text:p>
      <text:p text:style-name="P1"><text:s text:c="8"/>if (lamp1 == lamp2) {</text:p>
      <text:p text:style-name="P1"><text:s text:c="12"/>System.out.println(i++); </text:p>
      <text:p text:style-name="P1"><text:s text:c="8"/>}</text:p>
      <text:p text:style-name="P1"><text:s text:c="8"/>lamp1.trocarTipo("Halógena");</text:p>
      <text:p text:style-name="P1"><text:s text:c="8"/>lamp2.mostrarInformacoesGerais();</text:p>
      <text:p text:style-name="P1"><text:s text:c="4"/>}</text:p>
      <text:p text:style-name="P1">}</text:p>
      <text:p text:style-name="P1"/>
      <text:p text:style-name="P2">public class Cofrinho {</text:p>
      <text:p text:style-name="P1">double saldo;</text:p>
      <text:p text:style-name="P1">Cofrinho(){</text:p>
      <text:p text:style-name="P1"><text:s text:c="4"/>saldo = 0.5;}</text:p>
      <text:p text:style-name="P1">Cofrinho (double saldo){</text:p>
      <text:p text:style-name="P1"><text:s text:c="4"/>this.saldo = saldo;}</text:p>
      <text:p text:style-name="P1">void consultaSaldo() {</text:p>
      <text:p text:style-name="P1"><text:s text:c="4"/>System.out.println(saldo);</text:p>
      <text:p text:style-name="P1">}</text:p>
      <text:p text:style-name="P1">void depositaValor(double valor) {</text:p>
      <text:p text:style-name="P1"><text:s text:c="4"/>saldo += valor;</text:p>
      <text:p text:style-name="P1">}</text:p>
      <text:p text:style-name="P1">void sacaValor(double valor) {</text:p>
      <text:p text:style-name="P1"><text:s text:c="4"/>if (valor &lt;= saldo) saldo -= valor;</text:p>
      <text:p text:style-name="P1"><text:s text:c="4"/>if (valor &gt; saldo)</text:p>
      <text:p text:style-name="P1"><text:s text:c="4"/>System.out.println("Saldo Indisponível");</text:p>
      <text:p text:style-name="P1"><text:s text:c="4"/>//System.out.println("Seu Saldo atual é: " +saldo);}</text:p>
      <text:p text:style-name="P1"><text:s text:c="4"/>consultaSaldo();}</text:p>
      <text:p text:style-name="P1">boolean temSaldo() {</text:p>
      <text:p text:style-name="P1"><text:s text:c="4"/>if (saldo &gt;0) return true;</text:p>
      <text:p text:style-name="P1"><text:s text:c="4"/>else return false;</text:p>
      <text:p text:style-name="P1">}</text:p>
      <text:p text:style-name="P1">}</text:p>
      <text:p text:style-name="P2"/>
      <text:p text:style-name="P1">public class TestaCofrinho {</text:p>
      <text:p text:style-name="P1"><text:s text:c="4"/>public static void main (String []a) {</text:p>
      <text:p text:style-name="P1"><text:s text:c="8"/>Cofrinho cofrinhoDoJoao = new Cofrinho();</text:p>
      <text:p text:style-name="P1"><text:s text:c="8"/>Cofrinho cofrinhoDaMaria = new Cofrinho(10.4);</text:p>
      <text:p text:style-name="P1"><text:s text:c="8"/>cofrinhoDoJoao.consultaSaldo();</text:p>
      <text:p text:style-name="P1"><text:s text:c="8"/>cofrinhoDaMaria.consultaSaldo();</text:p>
      <text:p text:style-name="P1"><text:s text:c="8"/>cofrinhoDaMaria.depositaValor(50);</text:p>
      <text:p text:style-name="P1"><text:s text:c="8"/>cofrinhoDaMaria.depositaValor(12.50);</text:p>
      <text:p text:style-name="P1"><text:s text:c="8"/>cofrinhoDaMaria.depositaValor(70);</text:p>
      <text:p text:style-name="P1"><text:s text:c="8"/>cofrinhoDoJoao.depositaValor(30);</text:p>
      <text:p text:style-name="P1"><text:s text:c="8"/>cofrinhoDoJoao.consultaSaldo();</text:p>
      <text:p text:style-name="P1"><text:s text:c="8"/>cofrinhoDaMaria.consultaSaldo();</text:p>
      <text:p text:style-name="P1"><text:s text:c="8"/>cofrinhoDaMaria.sacaValor(150);</text:p>
      <text:p text:style-name="P1"><text:s text:c="7"/>}</text:p>
      <text:p text:style-name="P1">}</text:p>
      <text:p text:style-name="P2">public class Retangulo {</text:p>
      <text:p text:style-name="P1"><text:s text:c="3"/>private int base;</text:p>
      <text:p text:style-name="P1"><text:s text:c="3"/>private int altura;</text:p>
      <text:p text:style-name="P1"><text:s text:c="4"/>public void defineBase(int baseRecebida) {</text:p>
      <text:p text:style-name="P1"><text:s text:c="8"/>base = baseRecebida;}</text:p>
      <text:p text:style-name="P1"><text:s text:c="4"/>public void defineAltura(int alturaRecebida) {</text:p>
      <text:p text:style-name="P1"><text:s text:c="8"/>altura = alturaRecebida;}</text:p>
      <text:p text:style-name="P1"><text:s text:c="4"/>private int calculaPerimetro() {</text:p>
      <text:p text:style-name="P1"><text:s text:c="8"/>return ((base+altura)*2);}</text:p>
      <text:p text:style-name="P1"><text:s text:c="4"/>private int calculaArea() {</text:p>
      <text:p text:style-name="P1"><text:s text:c="8"/>return base*altura;}</text:p>
      <text:p text:style-name="P1"><text:s text:c="4"/>public void informaPerimetro() {</text:p>
      <text:p text:style-name="P1"><text:s text:c="8"/>System.out.println(calculaPerimetro());}</text:p>
      <text:p text:style-name="P1"><text:s text:c="4"/>public void informaArea() {</text:p>
      <text:p text:style-name="P1"><text:s text:c="8"/>System.out.println(calculaArea());}</text:p>
      <text:p text:style-name="P1"><text:s text:c="4"/>public void informaAreaEPerimetro() {</text:p>
      <text:p text:style-name="P1"><text:s text:c="8"/>System.out.println("A area do retangulo é: " +calculaArea()+ " e o perimetro é: " +calculaPerimetro());}</text:p>
      <text:p text:style-name="P1"><text:s text:c="4"/>public void TestaQuadrado() {</text:p>
      <text:p text:style-name="P1"><text:s text:c="8"/>if (base == altura) {</text:p>
      <text:p text:style-name="P1"><text:s text:c="12"/>System.out.println("É um quadrado!");}</text:p>
      <text:p text:style-name="P1"><text:s text:c="12"/>else {</text:p>
      <text:p text:style-name="P1"><text:s text:c="16"/>System.out.println("Não é um quadrado!");}</text:p>
      <text:p text:style-name="P1"><text:s text:c="8"/>}</text:p>
      <text:p text:style-name="P1"><text:s text:c="4"/>}</text:p>
      <text:p text:style-name="P2">public class TestaRetangulo {</text:p>
      <text:p text:style-name="P1"><text:s text:c="4"/>public static void main (String [] args){</text:p>
      <text:p text:style-name="P1"><text:s text:c="8"/>Retangulo meuRetangulo = new Retangulo ();</text:p>
      <text:p text:style-name="P1"><text:s text:c="8"/>meuRetangulo.defineBase(2);</text:p>
      <text:p text:style-name="P1"><text:s text:c="8"/>meuRetangulo.defineAltura(2);</text:p>
      <text:p text:style-name="P1"><text:s text:c="8"/>meuRetangulo.informaPerimetro();</text:p>
      <text:p text:style-name="P1"><text:s text:c="4"/>}</text:p>
      <text:p text:style-name="P1">}</text:p>
      <text:p text:style-name="P2">public class Lampada2 {</text:p>
      <text:p text:style-name="P1">String tipo;</text:p>
      <text:p text:style-name="P1">int potencia;</text:p>
      <text:p text:style-name="P1">boolean Ligada;</text:p>
      <text:p text:style-name="P1">Lampada2 (){</text:p>
      <text:p text:style-name="P1"><text:s text:c="4"/>potencia = 110;</text:p>
      <text:p text:style-name="P1"><text:s text:c="4"/>tipo = "LED";}</text:p>
      <text:p text:style-name="P1">public void ligar(){</text:p>
      <text:p text:style-name="P1"><text:s text:c="4"/>if (Ligada) System.out.println("A lampada já estava ligada!");</text:p>
      <text:p text:style-name="P1"><text:s text:c="4"/>else {</text:p>
      <text:p text:style-name="P1"><text:s text:c="8"/>Ligada = true;</text:p>
      <text:p text:style-name="P1"><text:s text:c="8"/>System.out.println("Lampada Ligada!");}</text:p>
      <text:p text:style-name="P1">}</text:p>
      <text:p text:style-name="P1">public void desligar(){</text:p>
      <text:p text:style-name="P1"><text:s text:c="4"/>if (!Ligada) System.out.println("A lampada já estava desligada!");</text:p>
      <text:p text:style-name="P1"><text:s text:c="4"/>else {</text:p>
      <text:p text:style-name="P1"><text:s text:c="8"/>Ligada = false;</text:p>
      <text:p text:style-name="P1"><text:s text:c="8"/>System.out.println("Lampada Desligada");}</text:p>
      <text:p text:style-name="P1">}</text:p>
      <text:p text:style-name="P1">private String consultarEstado() {</text:p>
      <text:p text:style-name="P1"><text:s text:c="4"/>if (Ligada) return "ligada";</text:p>
      <text:p text:style-name="P1"><text:s text:c="4"/>else return "desligada";}</text:p>
      <text:p text:style-name="P1">public void trocarTipo(String novoTipo) {</text:p>
      <text:p text:style-name="P1"><text:s text:c="4"/>tipo = novoTipo;}</text:p>
      <text:p text:style-name="P1">public Lampada2 (int potencia, String tipo, boolean Ligada ){</text:p>
      <text:p text:style-name="P1"><text:s text:c="4"/>this.potencia = potencia;</text:p>
      <text:p text:style-name="P1"><text:s text:c="4"/>this.tipo = tipo;</text:p>
      <text:p text:style-name="P1"><text:s text:c="4"/>this.Ligada = Ligada;}</text:p>
      <text:p text:style-name="P1">public void mostrarInformacoesGerais() {</text:p>
      <text:p text:style-name="P1"><text:s text:c="4"/>System.out.println("A lampada " +tipo+ " tem " +potencia+ " watts e está " + consultarEstado());}</text:p>
      <text:p text:style-name="P1">}</text:p>
      <text:p text:style-name="P2">public class Lampada3 {</text:p>
      <text:p text:style-name="P1">String tipo;</text:p>
      <text:p text:style-name="P1">int potencia;</text:p>
      <text:p text:style-name="P1">boolean ligada;</text:p>
      <text:p text:style-name="P1">Lampada3 () {</text:p>
      <text:p text:style-name="P1">this.ligada = false ;</text:p>
      <text:p text:style-name="P1">this.tipo = " Fluorescente " ;</text:p>
      <text:p text:style-name="P1">this.potencia = 60;</text:p>
      <text:p text:style-name="P1">}</text:p>
      <text:p text:style-name="P1">Lampada3 ( String tipo ) {</text:p>
      <text:p text:style-name="P1">this.tipo = tipo ;</text:p>
      <text:p text:style-name="P1">this.potencia = 60;</text:p>
      <text:p text:style-name="P1">}</text:p>
      <text:p text:style-name="P1">Lampada3 ( String tipo , int potencia ) {</text:p>
      <text:p text:style-name="P1">this.tipo = tipo ;</text:p>
      <text:p text:style-name="P1">this.potencia = potencia ; }</text:p>
      <text:p text:style-name="P1">public void mostrarInformacoesGerais() {</text:p>
      <text:p text:style-name="P1"><text:s text:c="4"/>System.out.println("A lampada " +tipo+ " tem " +potencia+ " watts e está " +ligada);}</text:p>
      <text:p text:style-name="P1">}</text:p>
      <text:p text:style-name="P2">public class Pessoa {</text:p>
      <text:p text:style-name="P1"><text:s text:c="4"/>String nome;</text:p>
      <text:p text:style-name="P1"><text:s text:c="4"/>int idade;</text:p>
      <text:p text:style-name="P1"><text:s text:c="4"/>double peso;</text:p>
      <text:p text:style-name="P1"><text:s text:c="4"/>double altura;</text:p>
      <text:p text:style-name="P1"><text:s text:c="4"/>String falar;</text:p>
      <text:p text:style-name="P1"><text:s text:c="4"/>Pessoa(){</text:p>
      <text:p text:style-name="P1"><text:s text:c="8"/>altura = 1.62;}</text:p>
      <text:p text:style-name="P1"><text:s text:c="4"/>public void setNome (String novoNome){</text:p>
      <text:p text:style-name="P1"><text:s text:c="7"/>nome = novoNome;}</text:p>
      <text:p text:style-name="P1"><text:s text:c="4"/>public void setIdade (int novaIdade){</text:p>
      <text:p text:style-name="P1"><text:s text:c="8"/>idade = novaIdade;}</text:p>
      <text:p text:style-name="P1"><text:s text:c="4"/>public void setPeso (double novoPeso){</text:p>
      <text:p text:style-name="P1"><text:s text:c="8"/>peso = novoPeso;}</text:p>
      <text:p text:style-name="P1"><text:s text:c="4"/>Pessoa (double altura) {</text:p>
      <text:p text:style-name="P1"><text:s text:c="8"/>this.altura = altura;}</text:p>
      <text:p text:style-name="P1"><text:s text:c="4"/>public void setFezAniversário(){</text:p>
      <text:p text:style-name="P1"><text:s text:c="9"/>idade++;}</text:p>
      <text:p text:style-name="P1"><text:s text:c="4"/>public void setComer (double novoComer) {</text:p>
      <text:p text:style-name="P1"><text:s text:c="8"/>peso += novoComer;}</text:p>
      <text:p text:style-name="P1"><text:s text:c="4"/>public void setFalar (String novaFala) {</text:p>
      <text:p text:style-name="P1"><text:s text:c="8"/>falar = novaFala;}</text:p>
      <text:p text:style-name="P1"><text:s text:c="4"/>public void getInfo() {</text:p>
      <text:p text:style-name="P1"><text:s text:c="8"/>System.out.println(nome+ " tem " + idade+ " anos, pesa " + peso+ " kg e mede " + altura+ " de altura. Comeu " + peso+ " comi demais " +falar);}</text:p>
      <text:p text:style-name="P1"><text:s text:c="4"/>}</text:p>
      <text:p text:style-name="P2">public class TestaPessoa {</text:p>
      <text:p text:style-name="P1"><text:s text:c="4"/>public static void main (String [] args) {</text:p>
      <text:p text:style-name="P1"><text:s text:c="8"/>Pessoa a = new Pessoa(1.71);</text:p>
      <text:p text:style-name="P1"><text:s text:c="8"/>a.setNome("Maria");</text:p>
      <text:p text:style-name="P1"><text:s text:c="8"/>a.setIdade(20);</text:p>
      <text:p text:style-name="P1"><text:s text:c="8"/>a.setPeso(55.6);</text:p>
      <text:p text:style-name="P1"><text:s text:c="8"/>a.setFezAniversário();</text:p>
      <text:p text:style-name="P1"><text:s text:c="8"/>a.setComer(7);</text:p>
      <text:p text:style-name="P1"><text:s text:c="8"/>a.setFalar("comi demais");</text:p>
      <text:p text:style-name="P1"><text:s text:c="8"/>a.getInfo();</text:p>
      <text:p text:style-name="P1"><text:s text:c="8"/>Pessoa b = new Pessoa();</text:p>
      <text:p text:style-name="P1"><text:s text:c="8"/>b.setNome("Sara");</text:p>
      <text:p text:style-name="P1"><text:s text:c="8"/>b.setIdade(25);</text:p>
      <text:p text:style-name="P1"><text:s text:c="8"/>b.setPeso(52.4);</text:p>
      <text:p text:style-name="P1"><text:s text:c="8"/>b.setFezAniversário();</text:p>
      <text:p text:style-name="P1"><text:s text:c="8"/>b.setComer(2);</text:p>
      <text:p text:style-name="P1"><text:s text:c="8"/>b.setFalar("poderia ter comido mais");</text:p>
      <text:p text:style-name="P1"><text:s text:c="8"/>b.getInfo();}</text:p>
      <text:p text:style-name="P1"><text:s text:c="4"/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1:45:36.314000000</meta:creation-date>
    <dc:date>2015-06-29T21:49:41.956000000</dc:date>
    <meta:editing-duration>P0D</meta:editing-duration>
    <meta:editing-cycles>1</meta:editing-cycles>
    <meta:document-statistic meta:table-count="0" meta:image-count="0" meta:object-count="0" meta:page-count="11" meta:paragraph-count="211" meta:word-count="688" meta:character-count="6062" meta:non-whitespace-character-count="4649"/>
    <meta:generator>LibreOffice/4.1.0.4$Windows_x86 LibreOffice_project/89ea49ddacd9aa532507cbf852f2bb22b1ace28</meta:generator>
  </office:meta>
</office:document-meta>
</file>